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2002-virgi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2002-virgini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2002-virginia" style:display-name="PageStyle_arrests-on-campus-2002-virgini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